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29.683cm"/>
    </style:style>
    <style:style style:name="co3" style:family="table-column">
      <style:table-column-properties fo:break-before="auto" style:column-width="27.111cm"/>
    </style:style>
    <style:style style:name="co4" style:family="table-column">
      <style:table-column-properties fo:break-before="auto" style:column-width="20.923cm"/>
    </style:style>
    <style:style style:name="co5" style:family="table-column">
      <style:table-column-properties fo:break-before="auto" style:column-width="9.984cm"/>
    </style:style>
    <style:style style:name="co6" style:family="table-column">
      <style:table-column-properties fo:break-before="auto" style:column-width="20.3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Intel Skylake CPU (Intel(R) Core(TM) i7-10750H CPU @ 2.60GHz) \n 64 Byte Cache Line Size, 6 Cores, SSE, AVX, AVX2 Capable \n 32kB L1, 256kB L2, 12MB L3, 24GB DRAM \n</text:p>
          </table:table-cell>
          <table:table-cell office:value-type="string" calcext:value-type="string">
            <text:p>Number of Loops: 100000000 \n Cycle Count: 2447757804 \n Instruction Count: 1000000493 \n L1 Miss Count: 12748380, Suggested Metric: L1 Miss or Cycle</text:p>
          </table:table-cell>
          <table:table-cell office:value-type="string" calcext:value-type="string">
            <text:p>#include &lt;stdio.h&gt;\n#include &lt;stdlib.h&gt;\n#include &lt;pthread.h&gt;\n#include &lt;stdbool.h&gt;\n\n#define NUM_THREADS 6\nlong NUM_ITERATIONS;\n\nlong *data;\n\nvoid *thread_function( void *args )\n{\n <text:s text:c="3"/>long i;\n <text:s text:c="3"/>long j = (long)args;\n\n <text:s text:c="3"/>for ( i = 0; i &lt; NUM_ITERATIONS; i++ )\n <text:s text:c="3"/>{\n <text:s text:c="7"/>data[j] = i;\n <text:s text:c="3"/>}\n\n <text:s text:c="3"/>return NULL;\n}\n\n\nint main() {\n <text:s text:c="3"/>\n <text:s text:c="3"/>NUM_ITERATIONS = 100000000;\n\n <text:s text:c="3"/>//INITIALIZE STUFF\n <text:s text:c="3"/>long i;\n <text:s text:c="3"/>pthread_t ids[NUM_THREADS];\n <text:s text:c="3"/>double d;\n\n <text:s text:c="3"/>data = (long*)malloc( sizeof(long)*NUM_THREADS );\n\n <text:s text:c="3"/>//FILL DATA ARRAY\n <text:s text:c="3"/>for ( i = 0; i &lt; NUM_THREADS; i++ )\n <text:s text:c="3"/>{\n <text:s text:c="7"/>data[i] = 0;\n <text:s text:c="3"/>}\n\n <text:s text:c="3"/>for ( i = 0; i &lt; NUM_THREADS; i++ )\n <text:s text:c="3"/>{\n <text:s text:c="7"/>pthread_create( ids+i, NULL, thread_function, (void*)i );\n <text:s text:c="3"/>}\n\n <text:s text:c="3"/>for ( i = 0; i &lt; NUM_THREADS; i++ )\n <text:s text:c="3"/>{\n <text:s text:c="7"/>pthread_join( ids[i], NULL );\n <text:s text:c="3"/>}\n\n <text:s text:c="3"/>free(data);\n\n <text:s text:c="3"/>return 0;\n}\n</text:p>
          </table:table-cell>
          <table:table-cell office:value-type="string" calcext:value-type="string">
            <text:p>I am having a poor performance what could be the reason?</text:p>
          </table:table-cell>
          <table:table-cell office:value-type="string" calcext:value-type="string">
            <text:p>This code example demonstrates a false sharing issue through a deliberate allocation of a vector, where each thread is assigned specific positions within the vector. Consequently, the vector spans across one or more cache lines, with each element belonging to a different thread. By simultaneously altering their respective values, the threads inadvertently trigger cache line invalidation, affecting not only their own values but also those of other threads. This necessitates a wait period as the cache refreshes the values from memory.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Intel Skylake CPU (Intel(R) Core(TM) i7-10750H CPU @ 2.60GHz) \n 64 Byte Cache Line Size, 6 Cores, SSE, AVX, AVX2 Capable \n 32kB L1, 256kB L2, 12MB L3, 24GB DRAM \n</text:p>
          </table:table-cell>
          <table:table-cell office:value-type="string" calcext:value-type="string">
            <text:p>Number of Loops: 10000000 \n Cycle Count: 3120895972 \n Instruction Count: 4320000717 \n L1 Miss Count: 183548367, Suggested Metric: L1 Miss or Cycle</text:p>
          </table:table-cell>
          <table:table-cell office:value-type="string" calcext:value-type="string">
            <text:p>#include &lt;stdio.h&gt;\n#include &lt;stdlib.h&gt;\n#include &lt;stdbool.h&gt;\n\nint main() {\n\n <text:s text:c="3"/>int ARRAY_SIZE = 10000000;\n <text:s text:c="3"/>int cols = 16;\n\n <text:s text:c="3"/>//Init the array\n <text:s text:c="3"/>int **matrix = (int **)malloc(ARRAY_SIZE * sizeof(int *));\n <text:s text:c="3"/>for (int i = 0; i &lt; ARRAY_SIZE; i++) {\n <text:s text:c="7"/>matrix[i] = (int *)malloc(cols * sizeof(int));\n <text:s text:c="3"/>}\n\n <text:s text:c="3"/>for (int i = 0; i &lt; ARRAY_SIZE; i++) {\n <text:s text:c="7"/>for (int j = 0; j &lt; cols; j++) {\n <text:s text:c="11"/>matrix[i][j] = i + cols + j + 1; // Example values\n <text:s text:c="7"/>}\n <text:s text:c="3"/>}\n\n <text:s text:c="3"/>for (int j = 0; j &lt; cols; j++) {\n <text:s text:c="7"/>for (int i = 0; i &lt; ARRAY_SIZE; i++) {\n <text:s text:c="11"/>matrix[i][j] += 8;\n <text:s text:c="7"/>}\n <text:s text:c="3"/>}\n\n <text:s text:c="3"/>// Free allocated memory\n <text:s text:c="3"/>for (int i = 0; i &lt; ARRAY_SIZE; i++) {\n <text:s text:c="7"/>free(matrix[i]);\n <text:s text:c="3"/>}\n <text:s text:c="3"/>free(matrix);\n\n <text:s text:c="3"/>return 0;\n}\n</text:p>
          </table:table-cell>
          <table:table-cell office:value-type="string" calcext:value-type="string">
            <text:p>I am having a poor performance what could be the reason?</text:p>
          </table:table-cell>
          <table:table-cell office:value-type="string" calcext:value-type="string">
            <text:p>This code example shows poor data locality as it accesses a matrix column by column. This approach fails to benefit from the pre-fetcher, which efficiently fetches data from the matrix in a sequential line-by-line fashion.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Intel Skylake CPU (Intel(R) Core(TM) i7-10750H CPU @ 2.60GHz) \n 64 Byte Cache Line Size, 6 Cores, SSE, AVX, AVX2 Capable \n 32kB L1, 256kB L2, 12MB L3, 24GB DRAM \n</text:p>
          </table:table-cell>
          <table:table-cell office:value-type="string" calcext:value-type="string">
            <text:p>Number of Loops: 100000000 \n Cycle Count: 4095467472 \n Instruction Count: 14000000651 \n L1 Miss Count: 7884, Suggested Metric: Cycle</text:p>
          </table:table-cell>
          <table:table-cell office:value-type="string" calcext:value-type="string">
            <text:p>#include &lt;stdio.h&gt;\n#include &lt;stdlib.h&gt;\n#include &lt;stdbool.h&gt;\n#include &lt;math.h&gt;\n\nint main() {\n\n <text:s text:c="3"/>double x = 5.0;\n <text:s text:c="3"/>int numLoops = 100000000;\n\n <text:s text:c="3"/>for (int i = 0; i &lt; numLoops; i++) {\n <text:s text:c="7"/>double square2 = pow(x, 2);\n <text:s text:c="3"/>}\n\n <text:s text:c="3"/>return 0;\n}\n</text:p>
          </table:table-cell>
          <table:table-cell office:value-type="string" calcext:value-type="string">
            <text:p>I am having a poor performance what could be the reason?</text:p>
          </table:table-cell>
          <table:table-cell office:value-type="string" calcext:value-type="string">
            <text:p>This code example contains an unnecessarily expensive computation. It uses <text:s/>the pow() function to calculate the square of a given number, instead of a simple multiplication (x * x). The use of the pow() function introduces substantial overhead, making it a less efficient choice for this particular computation.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Intel Skylake CPU (Intel(R) Core(TM) i7-10750H CPU @ 2.60GHz) \n 64 Byte Cache Line Size, 6 Cores, SSE, AVX, AVX2 Capable \n 32kB L1, 256kB L2, 12MB L3, 24GB DRAM \n</text:p>
          </table:table-cell>
          <table:table-cell office:value-type="string" calcext:value-type="string">
            <text:p>Number of Loops: 100000000 \n Cycle Count: 16605902775 \n Instruction Count: 23002930593 \n L1 Miss Count: 2677753 , Suggested Metric: Cycle or Instruction</text:p>
          </table:table-cell>
          <table:table-cell office:value-type="string" calcext:value-type="string">
            <text:p>#include &lt;stdio.h&gt;\n#include &lt;stdlib.h&gt;\n#include &lt;stdbool.h&gt;\n\nint main() {\n\n <text:s text:c="3"/>int ARRAY_SIZE = 1000000000;\n\n <text:s text:c="3"/>//INITIALIZE STUFF\n <text:s text:c="3"/>float *a = (float*)malloc(sizeof(float) * ARRAY_SIZE);\n <text:s text:c="3"/>float *b = (float*)malloc(sizeof(float) * ARRAY_SIZE);\n <text:s text:c="3"/>float *result = (float*)malloc(sizeof(float) * ARRAY_SIZE);\n\n <text:s text:c="3"/>for (int i = 0; i &lt; ARRAY_SIZE; i++) {\n <text:s text:c="7"/>result[i] = a[i] + b[i];\n <text:s text:c="3"/>}\n\n <text:s text:c="3"/>free(a);\n <text:s text:c="3"/>free(b);\n <text:s text:c="3"/>free(result);\n\n <text:s text:c="3"/>return 0;\n}\n</text:p>
          </table:table-cell>
          <table:table-cell office:value-type="string" calcext:value-type="string">
            <text:p>I am having a poor performance what could be the reason?</text:p>
          </table:table-cell>
          <table:table-cell office:value-type="string" calcext:value-type="string">
            <text:p>This code example demonstrates a missed SIMD parallelism issue, by not taking advantage of SIMD (AVX2) to make computations on vectors, instead it computes value by value using regular instruc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21:16:08.415258785</meta:creation-date>
    <dc:date>2023-10-08T21:23:32.674099112</dc:date>
    <meta:editing-duration>PT6M13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